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29">SC<text:span text:style-name="T19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line.product_uom_qty&gt;</text:placeholder></text:p>
          </table:table-cell>
          <table:table-cell table:style-name="Tabella5.E3" office:value-type="string">
            <text:p text:style-name="P34"><text:placeholder text:placeholder-type="text">&lt;format_currency(line.price_unit)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34"><text:placeholder text:placeholder-type="text">&lt;format_currency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53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53"><text:placeholder text:placeholder-type="text">&lt;format_currency(o.amount_total)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oft-page-break/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35">Pagamento: <text:span text:style-name="T21"><text:placeholder text:placeholder-type="text">&lt;o.payment_term_id.name or ''&gt;</text:placeholder></text:span></text:p>
      <text:p text:style-name="P36">Validità preventivo: fino al <text:placeholder text:placeholder-type="text">&lt;format_date(o.validity_date, 'dd/MM/yyyy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o.company_id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o.company_id.name&gt;</text:placeholder></text:p>
              <text:p text:style-name="MP3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4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5">P<text:span text:style-name="MT4">artita </text:span>Iva <text:span text:style-name="MT5"><text:placeholder text:placeholder-type="text">&lt;o.company_id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2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0T07:56:32.236000000</dc:date>
    <meta:print-date>2015-10-01T17:14:00Z</meta:print-date>
    <meta:editing-cycles>99</meta:editing-cycles>
    <meta:editing-duration>PT18H1M30S</meta:editing-duration>
    <meta:document-statistic meta:table-count="6" meta:image-count="0" meta:object-count="0" meta:page-count="2" meta:paragraph-count="60" meta:word-count="174" meta:character-count="1850" meta:non-whitespace-character-count="1702"/>
    <meta:template xlink:type="simple" xlink:actuate="onRequest" xlink:title="" xlink:href="Normal"/>
  </office:meta>
</office:document-meta>
</file>